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Aralan – the Kingdom of Aralan represents the one significant power the can match and defy the Emiratus. While much smaller and less able to project force across a scope equivalent to the Emiratus, they can match any Emiratus fleet's technology, expertise, and tactical ability. Between Aralan's natural advantages and the capabilities of their combined forces, they manage to remain independent, though largely isolationist.</text:p>
      <text:p text:style-name="P1"><text:tab/>Geographically, Aralan is a peninsula ringed by a massive mountain range. This mountain range protects the interior from the squalls and allows for a climate remarkably warm for the latitude, especially in comparison to the wastes in to the south. The prospect of crossing the barren wastes to be met with the enormous mountains that surround Aralan creates one of the greatest deterrents to invasion the kingdom can rely on.</text:p>
      <text:p text:style-name="P1"><text:tab/>The interior of the mountain range is relatively densely populated and well managed. While most of the natural resources of the basin have long since been claimed, the mountains still provide an impressive material reserve the kingdom can call upon. Dedicated farmland and greenhouses are maintained to provide a consistent food supply, although the understanding of a relatively fixed food supply puts pressure on the population to regulate their numbers diligently via monitored birthrates. Marriages and procreation are approved by the state, and defiance can be deadly. </text:p>
      <text:p text:style-name="P1"><text:tab/>Aralan society is very homogenized thanks to generations of isolation and very little internal dissent. Nearly every individual in Aralan clings to a belief of racial superiority, believing themselves and their people to be the hardiest, strongest, and most intelligent people on Dreyüs. Viewing most outsiders as barbarians, only the Emiratus is generally given recognition as a real society, though they are despised as an enemy that wishes for Aralan's destruction. Most people of Aralan adore the royal family, and believe that they as a people share a destiny to prosper in their homeland, to always be led by the royal family, who are seen essentially as cultural heroes for their destined role. The unified nature of these people helps to stabilize the society and further reinforce it against threats from the outside. </text:p>
      <text:p text:style-name="P1"><text:tab/>While generally able to sustain themselves, occasionally some interest will drive Aralan forces to venture out from their borders on some quest for power or trade. While the Emiratus demands its allies to forbid trade with Aralan, some are always willing to defy the word of the Emiratus, especially those who dislike the Emiratus personally or think of their homeland as independent. With their own rare and innovative technology to offer in return, Aralan expeditions rarely fail to find what they are looking for. </text:p>
      <text:p text:style-name="P1"><text:tab/>Aralan's impressive sky-fleet is easily their most valuable military asset. While not as large of the collective total of all of the Emiratus' forces, the Emiratus spread themselves across much of Dreyüs and thus can never practically bring the totality of their forces to bear, less they sacrifice their hold elsewhere. Thus, Aralan can practically match the Emiratus in battle, though war is generally regarded as a undesirable by both sides. The Emiratus understands an invasion of Aralan is impractical, and Aralan knows it cannot maintain permanent footholds outside of their homeland given the Emiratus' reach. Both sides also understand that while a pitch battle in war could result in the crippling of the other enough to change the geopolitical dynamic, it is more likely that both sides would lose more than they stand to gain by such a conflict, potentially resulting in disaster for everyone involved. </text:p>
      <text:p text:style-name="P1"><text:tab/>While war is unlikely, it seems some conflict is inevitable. The Emiratus gives free reign to all its craft to attack Aralan ships, military or not, on site. Careless Aralan forces can be raided or annihilated with no regard. Aralan, however, is typically careful with its expeditionary forces, and operate as coordinated military groups able to quickly move and reinforce one another. Acknowledging the hostility of the Emiratus and its allies, Aralan forces are known to likewise raid and plunder isolated forces that show themselves as hostile or uncooperative. Given the Aralan peoples' culture-wide superiority complex, little thought is given to the assault of foreigner. This sort of proxy war consisting of piracy, raiding, and skirmishes represents the real conflict between the Emiratus and Aralan, rather than the notion of some existential total 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M40S</meta:editing-duration>
    <meta:editing-cycles>4</meta:editing-cycles>
    <meta:generator>OpenOffice/4.1.15$Win32 OpenOffice.org_project/4115m2$Build-9813</meta:generator>
    <dc:date>2024-05-09T00:23:13.42</dc:date>
    <meta:document-statistic meta:table-count="0" meta:image-count="0" meta:object-count="0" meta:page-count="1" meta:paragraph-count="7" meta:word-count="719" meta:character-count="4551"/>
    <meta:user-defined meta:name="Info 1"/>
    <meta:user-defined meta:name="Info 2"/>
    <meta:user-defined meta:name="Info 3"/>
    <meta:user-defined meta:name="Info 4"/>
  </office:meta>
</office:document-meta>
</file>